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89f" officeooo:paragraph-rsid="00024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iksha</text:p>
      <text:p text:style-name="P1"/>
      <text:p text:style-name="P1">10</text:p>
      <text:p text:style-name="P1">12</text:p>
      <text:p text:style-name="P1">14</text:p>
      <text:p text:style-name="P1">16</text:p>
      <text:p text:style-name="P1">18</text:p>
      <text:p text:style-name="P1">2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02:37:32.744361974</meta:creation-date>
    <dc:date>2023-02-26T02:38:15.510116444</dc:date>
    <meta:editing-duration>PT43S</meta:editing-duration>
    <meta:editing-cycles>1</meta:editing-cycles>
    <meta:document-statistic meta:table-count="0" meta:image-count="0" meta:object-count="0" meta:page-count="1" meta:paragraph-count="7" meta:word-count="9" meta:character-count="26" meta:non-whitespace-character-count="24"/>
    <meta:generator>LibreOffice/7.3.7.2$Linux_X86_64 LibreOffice_project/30$Build-2</meta:generator>
  </office:meta>
</office:document-meta>
</file>